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310e" officeooo:paragraph-rsid="0012310e"/>
    </style:style>
    <style:style style:name="P2" style:family="paragraph" style:parent-style-name="Standard">
      <style:text-properties officeooo:rsid="00127ba9" officeooo:paragraph-rsid="00127ba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10e" officeooo:paragraph-rsid="0012310e" style:font-weight-asian="bold" style:font-weight-complex="bold"/>
    </style:style>
    <style:style style:name="T1" style:family="text">
      <style:text-properties officeooo:rsid="00149c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nding protonation states - PDB2PQR tutorial</text:p>
      <text:p text:style-name="P1"/>
      <text:p text:style-name="P1">Visit the APBS-PDB2PQR server at <text:a xlink:type="simple" xlink:href="https://server.poissonboltzmann.org/" text:style-name="Internet_20_link" text:visited-style-name="Visited_20_Internet_20_Link">https://server.poissonboltzmann.org/</text:a></text:p>
      <text:p text:style-name="P1"/>
      <text:p text:style-name="P1">Under “Getting Started”, click “PDB2PQR”.</text:p>
      <text:p text:style-name="P1"/>
      <text:p text:style-name="P1">Under “PDB Selection”, click “Upload a PDB File”</text:p>
      <text:p text:style-name="P1"/>
      <text:p text:style-name="P1">Select your 1ubq.pdb file.</text:p>
      <text:p text:style-name="P1"/>
      <text:p text:style-name="P1">Under pKa options, make sure that pH is 7.0, and make sure that “Use PROPKA to assign protonation states at provided pH” is selected.</text:p>
      <text:p text:style-name="P1"/>
      <text:p text:style-name="P1">Under “Forcefield Options” select “CHARMM”.</text:p>
      <text:p text:style-name="P1"/>
      <text:p text:style-name="P1">For the output naming scheme, use “CHARMM”</text:p>
      <text:p text:style-name="P1"/>
      <text:p text:style-name="P1">Click “Start Job”.</text:p>
      <text:p text:style-name="P1"/>
      <text:p text:style-name="P1">Find the PQR file and download it. View the PQR file to see the histidine protonation state<text:span text:style-name="T1">s</text:span>.</text:p>
      <text:p text:style-name="P1"/>
      <text:p text:style-name="P2"><text:span text:style-name="T1">Though not necessary for CHARMM-GUI, some MD preparation software (like AMBERTOOLS) requires your input PDB to have the correct histidine protonation state residue naming. Optionally m</text:span>odify your PDB file to have the correct protonated residues (Change “HIS” to “H<text:span text:style-name="T1">ID</text:span>” or other residue name)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09:21:50.600095844</meta:creation-date>
    <dc:date>2022-01-10T10:05:53.858431971</dc:date>
    <meta:editing-duration>PT27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28" meta:character-count="848" meta:non-whitespace-character-count="731"/>
  </office:meta>
</office:document-meta>
</file>